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cc00cc" draw:fill-color="#cc00cc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349cm" svg:y="10.74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2" draw:layer="layout" svg:width="1.171cm" svg:height="1.538cm" draw:transform="rotate (-0.047647488579446) translate (5.312cm 10.224cm)" draw:kind="arc" draw:start-angle="37.62" draw:end-angle="138.29">
          <text:p/>
        </draw:ellipse>
        <draw:ellipse draw:style-name="gr5" draw:text-style-name="P2" draw:layer="layout" svg:width="0.784cm" svg:height="1.573cm" draw:transform="skewX (-0.0445058959258554) rotate (-0.0740019602845597) translate (5.464cm 10.521cm)" draw:kind="arc" draw:start-angle="37.62" draw:end-angle="138.29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19:58:10.135591242</dc:date>
    <meta:editing-duration>PT1H5M47S</meta:editing-duration>
    <meta:editing-cycles>10</meta:editing-cycles>
    <meta:generator>LibreOffice/5.1.6.2$Linux_X86_64 LibreOffice_project/10m0$Build-2</meta:generator>
    <meta:document-statistic meta:object-count="6"/>
  </office:meta>
</office:document-meta>
</file>